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80000001949201231.png"/>
  <manifest:file-entry manifest:media-type="image/png" manifest:full-path="Pictures/1000000000000060000000608CC243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="0.0382in" fo:border="0.0007in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7.5in" style:rel-column-width="65535*"/>
    </style:style>
    <style:style style:name="Table4.A1" style:family="table-cell">
      <style:table-cell-properties fo:padding="0.0382in" fo:border="0.0007in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6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7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8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9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1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11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bold" fo:background-color="transparent" style:font-size-asian="12pt" style:font-style-asian="italic" style:font-weight-asian="bold" style:font-name-complex="Garamond1" style:font-size-complex="12pt" style:font-style-complex="italic" style:font-weight-complex="bold"/>
    </style:style>
    <style:style style:name="P12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normal" style:text-underline-style="none" fo:font-weight="normal" fo:background-color="transparent" style:font-size-asian="5pt" style:font-style-asian="normal" style:font-weight-asian="normal" style:font-name-complex="Garamond1" style:font-size-complex="5pt" style:font-style-complex="normal" style:font-weight-complex="normal"/>
    </style:style>
    <style:style style:name="P13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4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5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17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</style:style>
    <style:style style:name="P2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1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000000" style:font-name="Garamond" fo:font-size="5pt" fo:font-style="normal" style:text-underline-style="none" fo:font-weight="bold" fo:background-color="transparent" style:font-size-asian="5pt" style:font-style-asian="normal" style:font-weight-asian="bold" style:font-name-complex="Garamond1" style:font-size-complex="5pt" style:font-style-complex="normal" style:font-weight-complex="bold"/>
    </style:style>
    <style:style style:name="P22" style:family="paragraph" style:parent-style-name="Table_20_Contents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23" style:family="paragraph" style:parent-style-name="Standard">
      <style:paragraph-properties fo:margin-top="0.1665in" fo:margin-bottom="0.0417in" style:line-height-at-least="0.139in" fo:text-align="start" style:justify-single-word="false">
        <style:tab-stops>
          <style:tab-stop style:position="0.25in"/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4" style:family="paragraph" style:parent-style-name="Achievement">
      <style:paragraph-properties fo:line-height="100%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Achievement" style:list-style-name="WWNum8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  <style:tab-stop style:position="0.5in"/>
        </style:tab-stops>
      </style:paragraph-properties>
    </style:style>
    <style:style style:name="T1" style:family="text">
      <style:text-properties style:font-name-complex="Garamond1"/>
    </style:style>
    <style:style style:name="T2" style:family="text">
      <style:text-properties fo:color="#000000"/>
    </style:style>
    <style:style style:name="T3" style:family="text">
      <style:text-properties fo:color="#000000" style:font-name-complex="Garamond1"/>
    </style:style>
    <style:style style:name="T4" style:family="text">
      <style:text-properties fo:color="#00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5" style:family="text">
      <style:text-properties fo:color="#000000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T6" style:family="text">
      <style:text-properties fo:color="#000000" fo:font-style="normal" style:font-style-asian="normal" style:font-name-complex="Garamond1" style:font-style-complex="normal"/>
    </style:style>
    <style:style style:name="T7" style:family="text">
      <style:text-properties fo:color="#0000ff" style:font-name="Garamond" fo:font-size="13pt" fo:font-style="italic" fo:font-weight="normal" fo:background-color="transparent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T8" style:family="text">
      <style:text-properties fo:color="#0000ff" style:font-name="Garamond" fo:font-size="10pt" fo:font-style="italic" fo:font-weight="normal" fo:background-color="transparent" style:font-size-asian="10pt" style:font-style-asian="italic" style:font-weight-asian="normal" style:font-name-complex="Garamond1" style:font-size-complex="10pt" style:font-style-complex="italic" style:font-weight-complex="normal"/>
    </style:style>
    <style:style style:name="T9" style:family="text">
      <style:text-properties fo:color="#0000ff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10" style:family="text">
      <style:text-properties fo:color="#0000ff" style:font-name="Garamond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1" style:family="text">
      <style:text-properties fo:color="#0000ff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2" style:family="text">
      <style:text-properties fo:color="#0000ff" fo:font-style="normal" style:text-underline-style="solid" style:text-underline-width="auto" style:text-underline-color="font-color" style:font-style-asian="normal" style:font-name-complex="Garamond1" style:font-style-complex="normal"/>
    </style:style>
    <style:style style:name="T13" style:family="text">
      <style:text-properties fo:color="#000080" style:font-name="Garamond" fo:font-size="10pt" fo:font-weight="bold" fo:background-color="transparent" style:font-size-asian="10pt" style:font-weight-asian="bold" style:font-size-complex="10pt" style:font-weight-complex="bold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6" style:family="text">
      <style:text-properties style:use-window-font-color="true" style:font-name="Garamond" fo:font-size="12pt" fo:font-style="normal" style:text-underline-style="none" fo:background-color="transparent" style:font-size-asian="12pt" style:font-style-asian="normal" style:font-name-complex="Garamond1" style:font-size-complex="12pt" style:font-style-complex="normal"/>
    </style:style>
    <style:style style:name="T17" style:family="text"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T18" style:family="text">
      <style:text-properties style:use-window-font-color="true" style:font-name="Garamond" fo:font-size="12pt" style:text-underline-style="none" fo:background-color="transparent" style:font-size-asian="12pt" style:font-name-complex="Garamond1" style:font-size-complex="12pt"/>
    </style:style>
    <style:style style:name="T19" style:family="text">
      <style:text-properties style:use-window-font-color="true" style:font-name-complex="Garamond1"/>
    </style:style>
    <style:style style:name="T20" style:family="text">
      <style:text-properties style:use-window-font-color="true" fo:font-style="italic" style:font-style-asian="italic" style:font-style-complex="italic"/>
    </style:style>
    <style:style style:name="T21" style:family="text">
      <style:text-properties style:use-window-font-color="true" fo:font-style="italic" style:font-style-asian="italic" style:font-name-complex="Garamond1" style:font-style-complex="italic"/>
    </style:style>
    <style:style style:name="T22" style:family="text">
      <style:text-properties style:use-window-font-color="true" fo:font-style="normal" style:font-style-asian="normal" style:font-name-complex="Garamond1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Skills</text:p>
          </table:table-cell>
        </table:table-row>
      </table:table>
      <text:p text:style-name="P23">Sales ~ Sorting Skills ~ Food Handling ~ Customer Service ~ Sanitation Skills ~ Meteorite Handling ~ Animal Feeding ~ Fact Memorization ~ Hardware Skills ~ Graphics Design ~ Web Administration ~ Software Skills ~ Web Design ~ Public Speaking ~ Commentary</text:p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Experience</text:p>
          </table:table-cell>
        </table:table-row>
      </table:table>
      <text:p text:style-name="P13"/>
      <text:p text:style-name="P10">Sales Clerk, <text:span text:style-name="T23">Barstow Station, Barstow, CA<text:tab/><text:tab/><text:tab/><text:tab/><text:tab/><text:tab/><text:tab/><text:tab/>2009-2013</text:span></text:p>
      <text:list xml:id="list1190018920033333029" text:style-name="WWNum8">
        <text:list-header>
          <text:p text:style-name="P25"><text:span text:style-name="T11"><text:s text:c="4"/></text:span><text:span text:style-name="T4">•</text:span><text:span text:style-name="T11"> <text:s text:c="3"/></text:span><text:span text:style-name="T15">Sold, alphabetized, inventoried product, handled food, assisted customers with reference information.</text:span></text:p>
        </text:list-header>
      </text:list>
      <text:p text:style-name="P21"/>
      <text:p text:style-name="P16"><text:span text:style-name="T20">Volunteer</text:span><text:span text:style-name="T14">, Gameworld, Barstow, CA<text:tab/><text:tab/><text:tab/><text:tab/><text:tab/><text:tab/><text:tab/><text:tab/><text:tab/>2012</text:span></text:p>
      <text:p text:style-name="P8"><text:s text:c="4"/>• <text:s text:c="2"/>Stocked products, resurfaced disks, sold products, cleaned store, washed store, assisted with setting up </text:p>
      <text:p text:style-name="P8"><text:s text:c="8"/>Halloween decorations, assisted customers with reference information.</text:p>
      <text:p text:style-name="P21"/>
      <text:p text:style-name="P19"><text:span text:style-name="T5">Volunteer, </text:span><text:span text:style-name="T4">Desert Discovery Center, Barstow, CA<text:tab/><text:tab/><text:tab/><text:tab/><text:tab/><text:tab/><text:tab/>2012</text:span></text:p>
      <text:p text:style-name="P20"><text:s text:c="4"/>• <text:s text:c="2"/>Mopped, sold products, weeded cactus garden, cleaned pond, washed meteorite, guided costumed person </text:p>
      <text:p text:style-name="P19"><text:span text:style-name="T4"><text:s text:c="9"/>in </text:span><text:span text:style-name="T15">tortoise costume so children wouldn't tackle them, swept, assisted visitors with reference information.</text:span></text:p>
      <text:p text:style-name="P12"/>
      <text:p text:style-name="P24"><text:span text:style-name="T19">Co-Host, <text:s/></text:span><text:span text:style-name="T22">Beaverhousin Productions, </text:span><text:a xlink:type="simple" xlink:href="http://www.youtube.com/user/Vahkiti/"><text:span text:style-name="T12">http://www.youtube.com/user/Vahkiti/</text:span></text:a><text:span text:style-name="T6"> <text:tab/><text:tab/> <text:s text:c="7"/>2011-Present</text:span></text:p>
      <text:p text:style-name="P17"><text:span text:style-name="T6"><text:s text:c="4"/>• <text:s text:c="2"/>R</text:span><text:span text:style-name="T22">ecurring guest commentator for a Partnered YouTube channel.</text:span></text:p>
      <text:p text:style-name="P12"/>
      <text:p text:style-name="P19"><text:span text:style-name="T17">Graphics Designer,</text:span><text:span text:style-name="T15"> Mojang AB, </text:span><text:a xlink:type="simple" xlink:href="http://qsksw.webs.com/junkboy/"><text:span text:style-name="T10">http://qsksw.webs.com/junkboy/</text:span></text:a><text:span text:style-name="T4"> <text:tab/><text:tab/><text:tab/><text:tab/><text:tab/>2011</text:span></text:p>
      <text:p text:style-name="P8"><text:span text:style-name="T2"><text:s text:c="4"/>• <text:s text:c="2"/></text:span>Created player skin for official Minecraft promotional art director Markus Toivonen for use in-game.</text:p>
      <text:p text:style-name="P12"/>
      <text:p text:style-name="P17"><text:span text:style-name="T19">Graphics Designer</text:span><text:span text:style-name="T22">, Evil Minecraft, Location, N/A<text:tab/><text:tab/><text:tab/><text:tab/><text:tab/><text:tab/><text:tab/>2011-2012</text:span></text:p>
      <text:p text:style-name="P8"><text:s text:c="4"/>• <text:s text:c="2"/>Designed graphics for in-game items and blocks for “Evil Minecraft” Minecraft game modification</text:p>
      <text:p text:style-name="P8"><text:s text:c="8"/>developed as free side project headed by independent game studio Fallen Moon Network.</text:p>
      <text:p text:style-name="P12"/>
      <text:p text:style-name="P8"><text:span text:style-name="T24">Administrator</text:span>, CrazySweater Forums, Location, N/A<text:tab/><text:tab/><text:tab/><text:tab/><text:tab/><text:tab/>2005-2007<text:line-break/> <text:s text:c="3"/>• <text:s text:c="2"/>Moderated, administrated, and ran public forums and message boards.</text:p>
      <text:p text:style-name="P12"/>
      <text:p text:style-name="P15"><text:span text:style-name="T21">Producer</text:span><text:span text:style-name="T19">, Kibble's Universe, Location, N/A<text:tab/><text:tab/><text:tab/><text:tab/><text:tab/><text:tab/><text:tab/><text:tab/>2004-2007</text:span></text:p>
      <text:p text:style-name="P8"><text:s text:c="4"/>• <text:s text:c="2"/>Produced online web comics and animations for self-managed franchise.</text:p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Education and Training</text:p>
          </table:table-cell>
        </table:table-row>
      </table:table>
      <text:p text:style-name="P14"/>
      <text:p text:style-name="P7"><text:span text:style-name="T24">High School Diploma,</text:span> <text:s/>Excelsior Charter School, Barstow, CA<text:tab/><text:tab/><text:tab/><text:tab/> <text:s text:c="8"/>2012</text:p>
      <text:p text:style-name="P18"><text:span text:style-name="T18">California Food Handling License. </text:span><text:span text:style-name="T16">Barstow Community College, Barstow, CA<text:tab/><text:tab/> <text:s text:c="8"/>2009</text:span></text:p>
      <text:p text:style-name="P9"/>
      <text:p text:style-name="P11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chievement" style:family="paragraph" style:parent-style-name="Standard" style:default-outline-level="">
      <style:paragraph-properties fo:margin="100%" fo:margin-left="0.1701in" fo:margin-right="0in" fo:margin-top="0in" fo:margin-bottom="0.0417in" style:line-height-at-least="0.0835in" fo:text-indent="-0.1701in" style:auto-text-indent="false">
        <style:tab-stops>
          <style:tab-stop style:position="0.25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Wingdings1"/>
    </style:style>
    <style:style style:name="ListLabel_20_1" style:display-name="ListLabel 1" style:family="text">
      <style:text-properties fo:font-size="8pt" style:font-size-asian="8pt" style:font-name-complex="Wingdings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000000" style:font-name="Garamond" fo:font-size="16pt" fo:font-weight="bold" fo:background-color="transparent" style:font-size-asian="16pt" style:font-weight-asian="bold" style:font-name-complex="Garamond1" style:font-size-complex="16pt"/>
    </style:style>
    <style:style style:name="MP2" style:family="paragraph" style:parent-style-name="Standard">
      <style:paragraph-properties fo:text-align="start" style:justify-single-word="false"/>
      <style:text-properties fo:color="#000000" style:font-name="Garamond" fo:font-size="12pt" fo:background-color="transparent" style:font-size-asian="12pt" style:font-name-complex="Garamond1" style:font-size-complex="12pt"/>
    </style:style>
    <style:style style:name="MP3" style:family="paragraph" style:parent-style-name="Standard">
      <style:paragraph-properties fo:text-align="center" style:justify-single-word="false"/>
      <style:text-properties style:font-name="Garamond" fo:font-size="12pt" fo:background-color="transparent" style:font-size-asian="12pt" style:font-size-complex="12pt"/>
    </style:style>
    <style:style style:name="MP4" style:family="paragraph" style:parent-style-name="Standard">
      <style:paragraph-properties fo:text-align="start" style:justify-single-word="false"/>
    </style:style>
    <style:style style:name="MT1" style:family="text">
      <style:text-properties style:font-name-complex="Garamond1"/>
    </style:style>
    <style:style style:name="MT2" style:family="text">
      <style:text-properties fo:color="#000000" style:font-name-complex="Garamond1"/>
    </style:style>
    <style:style style:name="MT3" style:family="text">
      <style:text-properties fo:color="#0000ff" style:font-name="Garamond" fo:font-size="13pt" fo:font-style="italic" fo:font-weight="normal" fo:background-color="transparent" style:font-size-asian="13pt" style:font-style-asian="italic" style:font-weight-asian="normal" style:font-name-complex="Garamond1" style:font-size-complex="13pt" style:font-style-complex="italic" style:font-weight-complex="normal"/>
    </style:style>
    <style:style style:name="MT4" style:family="text">
      <style:text-properties fo:color="#0000ff" style:font-name="Garamond" fo:font-size="10pt" fo:font-style="italic" fo:font-weight="normal" fo:background-color="transparent" style:font-size-asian="10pt" style:font-style-asian="italic" style:font-weight-asian="normal" style:font-name-complex="Garamond1" style:font-size-complex="10pt" style:font-style-complex="italic" style:font-weight-complex="normal"/>
    </style:style>
    <style:style style:name="MT5" style:family="text">
      <style:text-properties fo:color="#0000ff" style:font-name="Garamond" fo:font-size="10pt" fo:font-weight="bold" fo:background-color="transparent" style:font-size-asian="10pt" style:font-weight-asian="bold" style:font-size-complex="10pt" style:font-weight-complex="bold"/>
    </style:style>
    <style:style style:name="MT6" style:family="text">
      <style:text-properties fo:color="#000080" style:font-name="Garamond" fo:font-size="10pt" fo:font-weight="bold" fo:background-color="transparent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25in" fo:margin-bottom="0.1256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3.1772in" svg:y="0in" svg:width="2.25in" svg:height="0.2602in" draw:z-index="1"><draw:image xlink:href="Pictures/10000000000000D80000001949201231.png" xlink:type="simple" xlink:show="embed" xlink:actuate="onLoad"/></draw:frame><text:tab/><text:tab/><text:tab/><text:tab/><text:tab/><text:tab/> <text:s text:c="3"/><draw:frame draw:style-name="Mfr2" draw:name="graphics1" text:anchor-type="char" svg:x="1.9374in" svg:y="0.022in" svg:width="1.0425in" svg:height="1.1047in" draw:z-index="0"><draw:image xlink:href="Pictures/1000000000000060000000608CC24347.png" xlink:type="simple" xlink:show="embed" xlink:actuate="onLoad"/></draw:frame></text:p>
        <text:p text:style-name="MP2"><text:tab/><text:tab/><text:tab/><text:tab/><text:tab/><text:tab/> <text:s text:c="4"/>2500 N. Rainbow Blvd Apt 2102,</text:p>
        <text:p text:style-name="MP2"><text:tab/><text:tab/><text:tab/><text:tab/><text:tab/> <text:s text:c="16"/>Las Vegas, NV 8910</text:p>
        <text:p text:style-name="MP3"><text:span text:style-name="MT1"><text:tab/><text:tab/> <text:s text:c="9"/>(702) 463-3886</text:span><text:span text:style-name="MT2"><text:tab/><text:tab/><text:tab/><text:tab/></text:span></text:p>
        <text:p text:style-name="MP4"><text:span text:style-name="MT3"><text:tab/><text:tab/><text:tab/><text:tab/><text:tab/><text:tab/> <text:s text:c="4"/></text:span><text:a xlink:type="simple" xlink:href="mailto:josefina.vineyard@gmail.com"><text:span text:style-name="MT4">josefina.vineyard@gmail.com</text:span></text:a></text:p>
        <text:p text:style-name="MP4"><text:span text:style-name="MT5"><text:tab/><text:tab/><text:tab/><text:tab/><text:tab/><text:tab/> <text:s text:c="5"/></text:span><text:a xlink:type="simple" xlink:href="http://qsksw.webs.com/"><text:span text:style-name="MT6">http://qsksw.webs.com</text:span></text:a><text:span text:style-name="MT5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2-20T19:11:00.76</meta:creation-date>
    <dc:date>2014-04-30T12:55:13.36</dc:date>
    <meta:editing-duration>PT2H58M1S</meta:editing-duration>
    <meta:editing-cycles>111</meta:editing-cycles>
    <meta:generator>OpenOffice/4.0.1$Win32 OpenOffice.org_project/401m5$Build-9714</meta:generator>
    <dc:creator>Josefina Vineyard</dc:creator>
    <meta:document-statistic meta:table-count="3" meta:image-count="2" meta:object-count="0" meta:page-count="1" meta:paragraph-count="31" meta:word-count="267" meta:character-count="2244"/>
  </office:meta>
</office:document-meta>
</file>